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2.6285in" table:align="left"/>
    </style:style>
    <style:style style:name="Table1.A" style:family="table-column">
      <style:table-column-properties style:column-width="1.0604in"/>
    </style:style>
    <style:style style:name="Table1.B" style:family="table-column">
      <style:table-column-properties style:column-width="1.5681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0ffd0"/>
    </style:style>
    <style:style style:name="P2" style:family="paragraph" style:parent-style-name="Standard">
      <style:text-properties officeooo:rsid="000710d7" officeooo:paragraph-rsid="000710d7"/>
    </style:style>
    <style:style style:name="P3" style:family="paragraph" style:parent-style-name="Table_20_Contents">
      <style:text-properties officeooo:rsid="000710d7" officeooo:paragraph-rsid="000710d7"/>
    </style:style>
    <style:style style:name="T1" style:family="text">
      <style:text-properties officeooo:rsid="00120d3b"/>
    </style:style>
    <style:style style:name="T2" style:family="text">
      <style:text-properties officeooo:rsid="0010ffd0"/>
    </style:style>
    <style:style style:name="T3" style:family="text">
      <style:text-properties officeooo:rsid="000e0c9b"/>
    </style:style>
    <style:style style:name="T4" style:family="text">
      <style:text-properties officeooo:rsid="00057562"/>
    </style:style>
    <style:style style:name="T5" style:family="text">
      <style:text-properties officeooo:rsid="000aa81e"/>
    </style:style>
    <style:style style:name="T6" style:family="text">
      <style:text-properties officeooo:rsid="000a2334"/>
    </style:style>
    <style:style style:name="T7" style:family="text">
      <style:text-properties officeooo:rsid="000b0baf"/>
    </style:style>
    <style:style style:name="T8" style:family="text">
      <style:text-properties officeooo:rsid="000c39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pan text:style-name="Strong_20_Emphasis"/></text:p>
      <text:p text:style-name="Standard"><text:span text:style-name="Strong_20_Emphasis"/></text:p>
      <text:p text:style-name="P1"><text:span text:style-name="Strong_20_Emphasis">GTFSTekó</text:span> es una <text:span text:style-name="T1">herramienta</text:span> <text:span text:style-name="T2">pensada</text:span> para <text:span text:style-name="T1">producir y optimizar </text:span><text:span text:style-name="T3">datos</text:span> <text:span text:style-name="T1">sobre</text:span> <text:span text:style-name="T1">el </text:span>transporte público en la provincia de Corrientes. Integra rutas, paradas y horarios de colectivos <text:span text:style-name="T2">en una base de datos relacional </text:span><text:span text:style-name="T1">para automatizar su exportación</text:span> <text:span text:style-name="T2">a</text:span>l <text:span text:style-name="T2">formato</text:span> estándar global de transporte público <text:span text:style-name="Strong_20_Emphasis">GTFS</text:span> (General Transit Feed Specification).</text:p>
      <text:p text:style-name="P1"><text:span text:style-name="T4">P</text:span>ermite <text:span text:style-name="T2">que</text:span> autoridades y/<text:span text:style-name="T2">o</text:span> empresas <text:span text:style-name="T2">puedan </text:span>cargar y mantener actualizados los datos del transporte <text:span text:style-name="T1">público</text:span>, facilitando su uso en <text:span text:style-name="T5">servicios</text:span> como Google Maps <text:span text:style-name="T6">o Apple Maps</text:span>, lo que incluye la visualización de paradas y <text:span text:style-name="T7">el uso de</text:span> combinaciones en su algoritmo de rutas. De este modo, <text:span text:style-name="T4">aprovechando recursos de código abierto</text:span> <text:span text:style-name="T4">se</text:span> <text:span text:style-name="T8">puede facilitar</text:span> el uso del transporte público, <text:span text:style-name="T8">permitiendo</text:span> que tanto correntinos como turistas se desplacen de manera más eficiente por la <text:span text:style-name="T8">ciudad y por la provinicia</text:span>.</text:p>
      <text:p text:style-name="Standard"/>
      <text:p text:style-name="P2">Stack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Base de datos</text:p>
          </table:table-cell>
          <table:table-cell table:style-name="Table1.B1" office:value-type="string">
            <text:p text:style-name="P3">sqlite</text:p>
          </table:table-cell>
        </table:table-row>
        <table:table-row>
          <table:table-cell table:style-name="Table1.A2" office:value-type="string">
            <text:p text:style-name="P3">Backend</text:p>
          </table:table-cell>
          <table:table-cell table:style-name="Table1.B2" office:value-type="string">
            <text:p text:style-name="P3">Python Flask</text:p>
          </table:table-cell>
        </table:table-row>
        <table:table-row>
          <table:table-cell table:style-name="Table1.A2" office:value-type="string">
            <text:p text:style-name="P3">Frontend</text:p>
          </table:table-cell>
          <table:table-cell table:style-name="Table1.B2" office:value-type="string">
            <text:p text:style-name="P3">Puro html y Bootstrap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17:06:32.052346783</meta:creation-date>
    <dc:date>2024-10-15T03:04:14.844756614</dc:date>
    <meta:editing-duration>PT3H4M3S</meta:editing-duration>
    <meta:editing-cycles>11</meta:editing-cycles>
    <meta:generator>LibreOffice/24.8.2.1$MacOSX_X86_64 LibreOffice_project/0f794b6e29741098670a3b95d60478a65d05ef13</meta:generator>
    <meta:document-statistic meta:table-count="1" meta:image-count="0" meta:object-count="0" meta:page-count="1" meta:paragraph-count="9" meta:word-count="139" meta:character-count="893" meta:non-whitespace-character-count="763"/>
  </office:meta>
</office:document-meta>
</file>